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45in"/>
    </style:style>
    <style:style style:name="co3" style:family="table-column">
      <style:table-column-properties fo:break-before="auto" style:column-width="1.3638in"/>
    </style:style>
    <style:style style:name="co4" style:family="table-column">
      <style:table-column-properties fo:break-before="auto" style:column-width="1.4839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224in" svg:height="6.8449in" svg:x="6.1811in" svg:y="0.1437in">
            <draw:object draw:notify-on-update-of-ranges="Sheet1.A1:Sheet1.A1 Sheet1.A2:Sheet1.A41 Sheet1.B1:Sheet1.B1 Sheet1.B2:Sheet1.B41 Sheet1.C1:Sheet1.C1 Sheet1.C2:Sheet1.C41 Sheet1.D1:Sheet1.D1 Sheet1.D2:Sheet1.D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min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30930858528">
            <text:p>0.6309308585</text:p>
          </table:table-cell>
          <table:table-cell office:value-type="float" office:value="0.635973603424">
            <text:p>0.6359736034</text:p>
          </table:table-cell>
          <table:table-cell office:value-type="float" office:value="0.642194334064">
            <text:p>0.64219433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587207880425">
            <text:p>0.5872078804</text:p>
          </table:table-cell>
          <table:table-cell office:value-type="float" office:value="0.593918880078">
            <text:p>0.5939188801</text:p>
          </table:table-cell>
          <table:table-cell office:value-type="float" office:value="0.600780695961">
            <text:p>0.6007806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56588997288">
            <text:p>0.5565889973</text:p>
          </table:table-cell>
          <table:table-cell office:value-type="float" office:value="0.564331041321">
            <text:p>0.5643310413</text:p>
          </table:table-cell>
          <table:table-cell office:value-type="float" office:value="0.571693827273">
            <text:p>0.571693827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53609610196">
            <text:p>0.536096102</text:p>
          </table:table-cell>
          <table:table-cell office:value-type="float" office:value="0.545806824084">
            <text:p>0.5458068241</text:p>
          </table:table-cell>
          <table:table-cell office:value-type="float" office:value="0.558786693772">
            <text:p>0.558786693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522741982107">
            <text:p>0.5227419821</text:p>
          </table:table-cell>
          <table:table-cell office:value-type="float" office:value="0.534471643564">
            <text:p>0.5344716436</text:p>
          </table:table-cell>
          <table:table-cell office:value-type="float" office:value="0.54067897491">
            <text:p>0.540678974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519200264331">
            <text:p>0.5192002643</text:p>
          </table:table-cell>
          <table:table-cell office:value-type="float" office:value="0.529066628987">
            <text:p>0.529066629</text:p>
          </table:table-cell>
          <table:table-cell office:value-type="float" office:value="0.540750409902">
            <text:p>0.540750409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519232696791">
            <text:p>0.5192326968</text:p>
          </table:table-cell>
          <table:table-cell office:value-type="float" office:value="0.52681354844">
            <text:p>0.5268135484</text:p>
          </table:table-cell>
          <table:table-cell office:value-type="float" office:value="0.537385355241">
            <text:p>0.537385355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519167974384">
            <text:p>0.5191679744</text:p>
          </table:table-cell>
          <table:table-cell office:value-type="float" office:value="0.52744069961">
            <text:p>0.5274406996</text:p>
          </table:table-cell>
          <table:table-cell office:value-type="float" office:value="0.535916430086">
            <text:p>0.53591643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519010083546">
            <text:p>0.5190100835</text:p>
          </table:table-cell>
          <table:table-cell office:value-type="float" office:value="0.527405541915">
            <text:p>0.5274055419</text:p>
          </table:table-cell>
          <table:table-cell office:value-type="float" office:value="0.538728527035">
            <text:p>0.53872852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18096660273">
            <text:p>0.5180966603</text:p>
          </table:table-cell>
          <table:table-cell office:value-type="float" office:value="0.525801380223">
            <text:p>0.5258013802</text:p>
          </table:table-cell>
          <table:table-cell office:value-type="float" office:value="0.536089854204">
            <text:p>0.536089854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517732164749">
            <text:p>0.5177321647</text:p>
          </table:table-cell>
          <table:table-cell office:value-type="float" office:value="0.527214893498">
            <text:p>0.5272148935</text:p>
          </table:table-cell>
          <table:table-cell office:value-type="float" office:value="0.540133531916">
            <text:p>0.540133531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519158226232">
            <text:p>0.5191582262</text:p>
          </table:table-cell>
          <table:table-cell office:value-type="float" office:value="0.527346273284">
            <text:p>0.5273462733</text:p>
          </table:table-cell>
          <table:table-cell office:value-type="float" office:value="0.538828409405">
            <text:p>0.538828409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515079767437">
            <text:p>0.5150797674</text:p>
          </table:table-cell>
          <table:table-cell office:value-type="float" office:value="0.527414905932">
            <text:p>0.5274149059</text:p>
          </table:table-cell>
          <table:table-cell office:value-type="float" office:value="0.5383665585">
            <text:p>0.538366558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517330796466">
            <text:p>0.5173307965</text:p>
          </table:table-cell>
          <table:table-cell office:value-type="float" office:value="0.528936194159">
            <text:p>0.5289361942</text:p>
          </table:table-cell>
          <table:table-cell office:value-type="float" office:value="0.537563634894">
            <text:p>0.537563634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519268585121">
            <text:p>0.5192685851</text:p>
          </table:table-cell>
          <table:table-cell office:value-type="float" office:value="0.527355530062">
            <text:p>0.5273555301</text:p>
          </table:table-cell>
          <table:table-cell office:value-type="float" office:value="0.538672418071">
            <text:p>0.538672418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516940399353">
            <text:p>0.5169403994</text:p>
          </table:table-cell>
          <table:table-cell office:value-type="float" office:value="0.527528448934">
            <text:p>0.5275284489</text:p>
          </table:table-cell>
          <table:table-cell office:value-type="float" office:value="0.53754102896">
            <text:p>0.53754102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5171300927">
            <text:p>0.5171300927</text:p>
          </table:table-cell>
          <table:table-cell office:value-type="float" office:value="0.526979876255">
            <text:p>0.5269798763</text:p>
          </table:table-cell>
          <table:table-cell office:value-type="float" office:value="0.534888964758">
            <text:p>0.534888964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518091417107">
            <text:p>0.5180914171</text:p>
          </table:table-cell>
          <table:table-cell office:value-type="float" office:value="0.527150716169">
            <text:p>0.5271507162</text:p>
          </table:table-cell>
          <table:table-cell office:value-type="float" office:value="0.535535942641">
            <text:p>0.535535942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517447851957">
            <text:p>0.517447852</text:p>
          </table:table-cell>
          <table:table-cell office:value-type="float" office:value="0.528441284227">
            <text:p>0.5284412842</text:p>
          </table:table-cell>
          <table:table-cell office:value-type="float" office:value="0.539007222052">
            <text:p>0.539007222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14545779479">
            <text:p>0.5145457795</text:p>
          </table:table-cell>
          <table:table-cell office:value-type="float" office:value="0.526882922873">
            <text:p>0.5268829229</text:p>
          </table:table-cell>
          <table:table-cell office:value-type="float" office:value="0.536538448563">
            <text:p>0.536538448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518630171992">
            <text:p>0.518630172</text:p>
          </table:table-cell>
          <table:table-cell office:value-type="float" office:value="0.526510505978">
            <text:p>0.526510506</text:p>
          </table:table-cell>
          <table:table-cell office:value-type="float" office:value="0.538012880027">
            <text:p>0.5380128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518294840362">
            <text:p>0.5182948404</text:p>
          </table:table-cell>
          <table:table-cell office:value-type="float" office:value="0.527782374256">
            <text:p>0.5277823743</text:p>
          </table:table-cell>
          <table:table-cell office:value-type="float" office:value="0.537141667995">
            <text:p>0.53714166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519463426636">
            <text:p>0.5194634266</text:p>
          </table:table-cell>
          <table:table-cell office:value-type="float" office:value="0.528277186369">
            <text:p>0.5282771864</text:p>
          </table:table-cell>
          <table:table-cell office:value-type="float" office:value="0.538478085152">
            <text:p>0.538478085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51586579207">
            <text:p>0.5158657921</text:p>
          </table:table-cell>
          <table:table-cell office:value-type="float" office:value="0.526938088831">
            <text:p>0.5269380888</text:p>
          </table:table-cell>
          <table:table-cell office:value-type="float" office:value="0.539172277336">
            <text:p>0.539172277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518983013832">
            <text:p>0.5189830138</text:p>
          </table:table-cell>
          <table:table-cell office:value-type="float" office:value="0.527105908225">
            <text:p>0.5271059082</text:p>
          </table:table-cell>
          <table:table-cell office:value-type="float" office:value="0.535921492779">
            <text:p>0.535921492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517309242603">
            <text:p>0.5173092426</text:p>
          </table:table-cell>
          <table:table-cell office:value-type="float" office:value="0.527324033964">
            <text:p>0.527324034</text:p>
          </table:table-cell>
          <table:table-cell office:value-type="float" office:value="0.538038662329">
            <text:p>0.538038662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516512691629">
            <text:p>0.5165126916</text:p>
          </table:table-cell>
          <table:table-cell office:value-type="float" office:value="0.526371493084">
            <text:p>0.5263714931</text:p>
          </table:table-cell>
          <table:table-cell office:value-type="float" office:value="0.535792401485">
            <text:p>0.535792401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517682950592">
            <text:p>0.5176829506</text:p>
          </table:table-cell>
          <table:table-cell office:value-type="float" office:value="0.528465911953">
            <text:p>0.528465912</text:p>
          </table:table-cell>
          <table:table-cell office:value-type="float" office:value="0.542145845425">
            <text:p>0.542145845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517379515279">
            <text:p>0.5173795153</text:p>
          </table:table-cell>
          <table:table-cell office:value-type="float" office:value="0.527654790761">
            <text:p>0.5276547908</text:p>
          </table:table-cell>
          <table:table-cell office:value-type="float" office:value="0.538084738065">
            <text:p>0.538084738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15859530734">
            <text:p>0.5158595307</text:p>
          </table:table-cell>
          <table:table-cell office:value-type="float" office:value="0.526906792536">
            <text:p>0.5269067925</text:p>
          </table:table-cell>
          <table:table-cell office:value-type="float" office:value="0.539589955242">
            <text:p>0.539589955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515920943639">
            <text:p>0.5159209436</text:p>
          </table:table-cell>
          <table:table-cell office:value-type="float" office:value="0.527059674207">
            <text:p>0.5270596742</text:p>
          </table:table-cell>
          <table:table-cell office:value-type="float" office:value="0.542549275518">
            <text:p>0.542549275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517956024962">
            <text:p>0.517956025</text:p>
          </table:table-cell>
          <table:table-cell office:value-type="float" office:value="0.527466314166">
            <text:p>0.5274663142</text:p>
          </table:table-cell>
          <table:table-cell office:value-type="float" office:value="0.535760710084">
            <text:p>0.535760710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516886112057">
            <text:p>0.5168861121</text:p>
          </table:table-cell>
          <table:table-cell office:value-type="float" office:value="0.526551573441">
            <text:p>0.5265515734</text:p>
          </table:table-cell>
          <table:table-cell office:value-type="float" office:value="0.53806060692">
            <text:p>0.5380606069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519519264528">
            <text:p>0.5195192645</text:p>
          </table:table-cell>
          <table:table-cell office:value-type="float" office:value="0.52648739824">
            <text:p>0.5264873982</text:p>
          </table:table-cell>
          <table:table-cell office:value-type="float" office:value="0.534953662989">
            <text:p>0.53495366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518741763544">
            <text:p>0.5187417635</text:p>
          </table:table-cell>
          <table:table-cell office:value-type="float" office:value="0.52725815713">
            <text:p>0.5272581571</text:p>
          </table:table-cell>
          <table:table-cell office:value-type="float" office:value="0.535370867931">
            <text:p>0.535370867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516088825663">
            <text:p>0.5160888257</text:p>
          </table:table-cell>
          <table:table-cell office:value-type="float" office:value="0.526970462649">
            <text:p>0.5269704626</text:p>
          </table:table-cell>
          <table:table-cell office:value-type="float" office:value="0.536331307266">
            <text:p>0.536331307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51732238642">
            <text:p>0.5173223864</text:p>
          </table:table-cell>
          <table:table-cell office:value-type="float" office:value="0.527360715456">
            <text:p>0.5273607155</text:p>
          </table:table-cell>
          <table:table-cell office:value-type="float" office:value="0.535321531033">
            <text:p>0.53532153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516115577443">
            <text:p>0.5161155774</text:p>
          </table:table-cell>
          <table:table-cell office:value-type="float" office:value="0.527418026844">
            <text:p>0.5274180268</text:p>
          </table:table-cell>
          <table:table-cell office:value-type="float" office:value="0.538421284388">
            <text:p>0.538421284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514627960749">
            <text:p>0.5146279607</text:p>
          </table:table-cell>
          <table:table-cell office:value-type="float" office:value="0.526581840646">
            <text:p>0.5265818406</text:p>
          </table:table-cell>
          <table:table-cell office:value-type="float" office:value="0.537512842349">
            <text:p>0.537512842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16714110482">
            <text:p>0.5167141105</text:p>
          </table:table-cell>
          <table:table-cell office:value-type="float" office:value="0.526340808435">
            <text:p>0.5263408084</text:p>
          </table:table-cell>
          <table:table-cell office:value-type="float" office:value="0.538231681463">
            <text:p>0.538231681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erif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1T09:53:19</meta:creation-date>
    <dc:date>2012-05-11T10:27:43</dc:date>
    <meta:editing-duration>PT21M33S</meta:editing-duration>
    <meta:editing-cycles>2</meta:editing-cycles>
    <meta:generator>LibreOffice/3.5$Linux_X86_64 LibreOffice_project/350m1$Build-202</meta:generator>
    <meta:document-statistic meta:table-count="3" meta:cell-count="16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6cm" svg:height="17.387cm" xlink:href=".." xlink:type="simple" chart:class="chart:line" chart:style-name="ch1">
        <chart:title svg:x="3.087cm" svg:y="0.483cm" chart:style-name="ch2">
          <text:p>Sprememba Logloss v odvisnosti or globine RF</text:p>
        </chart:title>
        <chart:legend chart:legend-position="end" svg:x="14.068cm" svg:y="7.869cm" style:legend-expansion="high" chart:style-name="ch3"/>
        <chart:plot-area chart:style-name="ch4" table:cell-range-address="Sheet1.A1:Sheet1.D41" chart:data-source-has-labels="both" svg:x="1.325cm" svg:y="2.319cm" svg:width="12.101cm" svg:height="13.747cm">
          <chartooo:coordinate-region svg:x="2.094cm" svg:y="2.527cm" svg:width="11.302cm" svg:height="12.458cm"/>
          <chart:axis chart:dimension="x" chart:name="primary-x" chart:style-name="ch5" chartooo:axis-type="auto">
            <chartooo:date-scale/>
            <chart:title svg:x="6.203cm" svg:y="16.414cm" chart:style-name="ch6">
              <text:p>max globina RF</text:p>
            </chart:title>
            <chart:categories table:cell-range-address="Sheet1.A2:Sheet1.A41"/>
          </chart:axis>
          <chart:axis chart:dimension="y" chart:name="primary-y" chart:style-name="ch5">
            <chart:title svg:x="0.451cm" svg:y="10.364cm" chart:style-name="ch7">
              <text:p>LogLoss ocena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Sheet1.B1:Sheet1.B1</svg:desc>
                </draw:g>
              </table:table-cell>
              <table:table-cell office:value-type="string">
                <text:p>avg</text:p>
                <draw:g>
                  <svg:desc>Sheet1.C1:Sheet1.C1</svg:desc>
                </draw:g>
              </table:table-cell>
              <table:table-cell office:value-type="string">
                <text:p>max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630930858528">
                <text:p>0.630930858528</text:p>
                <draw:g>
                  <svg:desc>Sheet1.B2:Sheet1.B41</svg:desc>
                </draw:g>
              </table:table-cell>
              <table:table-cell office:value-type="float" office:value="0.635973603424">
                <text:p>0.635973603424</text:p>
                <draw:g>
                  <svg:desc>Sheet1.C2:Sheet1.C41</svg:desc>
                </draw:g>
              </table:table-cell>
              <table:table-cell office:value-type="float" office:value="0.642194334064">
                <text:p>0.642194334064</text:p>
                <draw:g>
                  <svg:desc>Sheet1.D2:Sheet1.D4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7207880425">
                <text:p>0.587207880425</text:p>
              </table:table-cell>
              <table:table-cell office:value-type="float" office:value="0.593918880078">
                <text:p>0.593918880078</text:p>
              </table:table-cell>
              <table:table-cell office:value-type="float" office:value="0.600780695961">
                <text:p>0.6007806959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6588997288">
                <text:p>0.556588997288</text:p>
              </table:table-cell>
              <table:table-cell office:value-type="float" office:value="0.564331041321">
                <text:p>0.564331041321</text:p>
              </table:table-cell>
              <table:table-cell office:value-type="float" office:value="0.571693827273">
                <text:p>0.5716938272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3609610196">
                <text:p>0.53609610196</text:p>
              </table:table-cell>
              <table:table-cell office:value-type="float" office:value="0.545806824084">
                <text:p>0.545806824084</text:p>
              </table:table-cell>
              <table:table-cell office:value-type="float" office:value="0.558786693772">
                <text:p>0.5587866937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22741982107">
                <text:p>0.522741982107</text:p>
              </table:table-cell>
              <table:table-cell office:value-type="float" office:value="0.534471643564">
                <text:p>0.534471643564</text:p>
              </table:table-cell>
              <table:table-cell office:value-type="float" office:value="0.54067897491">
                <text:p>0.540678974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19200264331">
                <text:p>0.519200264331</text:p>
              </table:table-cell>
              <table:table-cell office:value-type="float" office:value="0.529066628987">
                <text:p>0.529066628987</text:p>
              </table:table-cell>
              <table:table-cell office:value-type="float" office:value="0.540750409902">
                <text:p>0.5407504099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19232696791">
                <text:p>0.519232696791</text:p>
              </table:table-cell>
              <table:table-cell office:value-type="float" office:value="0.52681354844">
                <text:p>0.52681354844</text:p>
              </table:table-cell>
              <table:table-cell office:value-type="float" office:value="0.537385355241">
                <text:p>0.5373853552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19167974384">
                <text:p>0.519167974384</text:p>
              </table:table-cell>
              <table:table-cell office:value-type="float" office:value="0.52744069961">
                <text:p>0.52744069961</text:p>
              </table:table-cell>
              <table:table-cell office:value-type="float" office:value="0.535916430086">
                <text:p>0.53591643008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19010083546">
                <text:p>0.519010083546</text:p>
              </table:table-cell>
              <table:table-cell office:value-type="float" office:value="0.527405541915">
                <text:p>0.527405541915</text:p>
              </table:table-cell>
              <table:table-cell office:value-type="float" office:value="0.538728527035">
                <text:p>0.5387285270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18096660273">
                <text:p>0.518096660273</text:p>
              </table:table-cell>
              <table:table-cell office:value-type="float" office:value="0.525801380223">
                <text:p>0.525801380223</text:p>
              </table:table-cell>
              <table:table-cell office:value-type="float" office:value="0.536089854204">
                <text:p>0.53608985420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17732164749">
                <text:p>0.517732164749</text:p>
              </table:table-cell>
              <table:table-cell office:value-type="float" office:value="0.527214893498">
                <text:p>0.527214893498</text:p>
              </table:table-cell>
              <table:table-cell office:value-type="float" office:value="0.540133531916">
                <text:p>0.540133531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19158226232">
                <text:p>0.519158226232</text:p>
              </table:table-cell>
              <table:table-cell office:value-type="float" office:value="0.527346273284">
                <text:p>0.527346273284</text:p>
              </table:table-cell>
              <table:table-cell office:value-type="float" office:value="0.538828409405">
                <text:p>0.5388284094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15079767437">
                <text:p>0.515079767437</text:p>
              </table:table-cell>
              <table:table-cell office:value-type="float" office:value="0.527414905932">
                <text:p>0.527414905932</text:p>
              </table:table-cell>
              <table:table-cell office:value-type="float" office:value="0.5383665585">
                <text:p>0.53836655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17330796466">
                <text:p>0.517330796466</text:p>
              </table:table-cell>
              <table:table-cell office:value-type="float" office:value="0.528936194159">
                <text:p>0.528936194159</text:p>
              </table:table-cell>
              <table:table-cell office:value-type="float" office:value="0.537563634894">
                <text:p>0.5375636348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19268585121">
                <text:p>0.519268585121</text:p>
              </table:table-cell>
              <table:table-cell office:value-type="float" office:value="0.527355530062">
                <text:p>0.527355530062</text:p>
              </table:table-cell>
              <table:table-cell office:value-type="float" office:value="0.538672418071">
                <text:p>0.53867241807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16940399353">
                <text:p>0.516940399353</text:p>
              </table:table-cell>
              <table:table-cell office:value-type="float" office:value="0.527528448934">
                <text:p>0.527528448934</text:p>
              </table:table-cell>
              <table:table-cell office:value-type="float" office:value="0.53754102896">
                <text:p>0.5375410289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171300927">
                <text:p>0.5171300927</text:p>
              </table:table-cell>
              <table:table-cell office:value-type="float" office:value="0.526979876255">
                <text:p>0.526979876255</text:p>
              </table:table-cell>
              <table:table-cell office:value-type="float" office:value="0.534888964758">
                <text:p>0.5348889647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18091417107">
                <text:p>0.518091417107</text:p>
              </table:table-cell>
              <table:table-cell office:value-type="float" office:value="0.527150716169">
                <text:p>0.527150716169</text:p>
              </table:table-cell>
              <table:table-cell office:value-type="float" office:value="0.535535942641">
                <text:p>0.53553594264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17447851957">
                <text:p>0.517447851957</text:p>
              </table:table-cell>
              <table:table-cell office:value-type="float" office:value="0.528441284227">
                <text:p>0.528441284227</text:p>
              </table:table-cell>
              <table:table-cell office:value-type="float" office:value="0.539007222052">
                <text:p>0.5390072220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14545779479">
                <text:p>0.514545779479</text:p>
              </table:table-cell>
              <table:table-cell office:value-type="float" office:value="0.526882922873">
                <text:p>0.526882922873</text:p>
              </table:table-cell>
              <table:table-cell office:value-type="float" office:value="0.536538448563">
                <text:p>0.53653844856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18630171992">
                <text:p>0.518630171992</text:p>
              </table:table-cell>
              <table:table-cell office:value-type="float" office:value="0.526510505978">
                <text:p>0.526510505978</text:p>
              </table:table-cell>
              <table:table-cell office:value-type="float" office:value="0.538012880027">
                <text:p>0.53801288002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18294840362">
                <text:p>0.518294840362</text:p>
              </table:table-cell>
              <table:table-cell office:value-type="float" office:value="0.527782374256">
                <text:p>0.527782374256</text:p>
              </table:table-cell>
              <table:table-cell office:value-type="float" office:value="0.537141667995">
                <text:p>0.5371416679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19463426636">
                <text:p>0.519463426636</text:p>
              </table:table-cell>
              <table:table-cell office:value-type="float" office:value="0.528277186369">
                <text:p>0.528277186369</text:p>
              </table:table-cell>
              <table:table-cell office:value-type="float" office:value="0.538478085152">
                <text:p>0.5384780851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1586579207">
                <text:p>0.51586579207</text:p>
              </table:table-cell>
              <table:table-cell office:value-type="float" office:value="0.526938088831">
                <text:p>0.526938088831</text:p>
              </table:table-cell>
              <table:table-cell office:value-type="float" office:value="0.539172277336">
                <text:p>0.53917227733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18983013832">
                <text:p>0.518983013832</text:p>
              </table:table-cell>
              <table:table-cell office:value-type="float" office:value="0.527105908225">
                <text:p>0.527105908225</text:p>
              </table:table-cell>
              <table:table-cell office:value-type="float" office:value="0.535921492779">
                <text:p>0.53592149277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517309242603">
                <text:p>0.517309242603</text:p>
              </table:table-cell>
              <table:table-cell office:value-type="float" office:value="0.527324033964">
                <text:p>0.527324033964</text:p>
              </table:table-cell>
              <table:table-cell office:value-type="float" office:value="0.538038662329">
                <text:p>0.53803866232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16512691629">
                <text:p>0.516512691629</text:p>
              </table:table-cell>
              <table:table-cell office:value-type="float" office:value="0.526371493084">
                <text:p>0.526371493084</text:p>
              </table:table-cell>
              <table:table-cell office:value-type="float" office:value="0.535792401485">
                <text:p>0.53579240148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17682950592">
                <text:p>0.517682950592</text:p>
              </table:table-cell>
              <table:table-cell office:value-type="float" office:value="0.528465911953">
                <text:p>0.528465911953</text:p>
              </table:table-cell>
              <table:table-cell office:value-type="float" office:value="0.542145845425">
                <text:p>0.54214584542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517379515279">
                <text:p>0.517379515279</text:p>
              </table:table-cell>
              <table:table-cell office:value-type="float" office:value="0.527654790761">
                <text:p>0.527654790761</text:p>
              </table:table-cell>
              <table:table-cell office:value-type="float" office:value="0.538084738065">
                <text:p>0.538084738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15859530734">
                <text:p>0.515859530734</text:p>
              </table:table-cell>
              <table:table-cell office:value-type="float" office:value="0.526906792536">
                <text:p>0.526906792536</text:p>
              </table:table-cell>
              <table:table-cell office:value-type="float" office:value="0.539589955242">
                <text:p>0.53958995524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515920943639">
                <text:p>0.515920943639</text:p>
              </table:table-cell>
              <table:table-cell office:value-type="float" office:value="0.527059674207">
                <text:p>0.527059674207</text:p>
              </table:table-cell>
              <table:table-cell office:value-type="float" office:value="0.542549275518">
                <text:p>0.54254927551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517956024962">
                <text:p>0.517956024962</text:p>
              </table:table-cell>
              <table:table-cell office:value-type="float" office:value="0.527466314166">
                <text:p>0.527466314166</text:p>
              </table:table-cell>
              <table:table-cell office:value-type="float" office:value="0.535760710084">
                <text:p>0.5357607100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516886112057">
                <text:p>0.516886112057</text:p>
              </table:table-cell>
              <table:table-cell office:value-type="float" office:value="0.526551573441">
                <text:p>0.526551573441</text:p>
              </table:table-cell>
              <table:table-cell office:value-type="float" office:value="0.53806060692">
                <text:p>0.5380606069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519519264528">
                <text:p>0.519519264528</text:p>
              </table:table-cell>
              <table:table-cell office:value-type="float" office:value="0.52648739824">
                <text:p>0.52648739824</text:p>
              </table:table-cell>
              <table:table-cell office:value-type="float" office:value="0.534953662989">
                <text:p>0.53495366298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518741763544">
                <text:p>0.518741763544</text:p>
              </table:table-cell>
              <table:table-cell office:value-type="float" office:value="0.52725815713">
                <text:p>0.52725815713</text:p>
              </table:table-cell>
              <table:table-cell office:value-type="float" office:value="0.535370867931">
                <text:p>0.53537086793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516088825663">
                <text:p>0.516088825663</text:p>
              </table:table-cell>
              <table:table-cell office:value-type="float" office:value="0.526970462649">
                <text:p>0.526970462649</text:p>
              </table:table-cell>
              <table:table-cell office:value-type="float" office:value="0.536331307266">
                <text:p>0.5363313072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51732238642">
                <text:p>0.51732238642</text:p>
              </table:table-cell>
              <table:table-cell office:value-type="float" office:value="0.527360715456">
                <text:p>0.527360715456</text:p>
              </table:table-cell>
              <table:table-cell office:value-type="float" office:value="0.535321531033">
                <text:p>0.53532153103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516115577443">
                <text:p>0.516115577443</text:p>
              </table:table-cell>
              <table:table-cell office:value-type="float" office:value="0.527418026844">
                <text:p>0.527418026844</text:p>
              </table:table-cell>
              <table:table-cell office:value-type="float" office:value="0.538421284388">
                <text:p>0.53842128438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514627960749">
                <text:p>0.514627960749</text:p>
              </table:table-cell>
              <table:table-cell office:value-type="float" office:value="0.526581840646">
                <text:p>0.526581840646</text:p>
              </table:table-cell>
              <table:table-cell office:value-type="float" office:value="0.537512842349">
                <text:p>0.5375128423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16714110482">
                <text:p>0.516714110482</text:p>
              </table:table-cell>
              <table:table-cell office:value-type="float" office:value="0.526340808435">
                <text:p>0.526340808435</text:p>
              </table:table-cell>
              <table:table-cell office:value-type="float" office:value="0.538231681463">
                <text:p>0.538231681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